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c4043" loext:opacity="100%" style:font-name="GoogleSans-Regular" fo:font-size="11.25pt" fo:letter-spacing="normal" fo:font-style="normal" fo:font-weight="normal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Longliner 63m is a series of vessels of various sizes, designed for maximum fishing efficiency. </text:p>
      <text:p text:style-name="P1"><text:span text:style-name="T1"/></text:p>
      <text:p text:style-name="P1"><text:bookmark-start text:name="__DdeLink__27_1685802836"/><text:span text:style-name="T1">Рыболовное судно 63м представляет собой линейку судов различных размерений, спроектированных для максимальной эффективности промысла.</text:span> <text:bookmark-end text:name="__DdeLink__27_16858028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0:35:02.842248377</meta:creation-date>
    <dc:date>2024-08-20T15:53:46.262563336</dc:date>
    <meta:editing-duration>PT3M36S</meta:editing-duration>
    <meta:editing-cycles>3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29" meta:character-count="230" meta:non-whitespace-character-count="201"/>
  </office:meta>
</office:document-meta>
</file>